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7a73"/>
    </style:style>
    <style:style style:name="P2" style:family="paragraph" style:parent-style-name="Standard">
      <style:text-properties fo:font-weight="bold" officeooo:paragraph-rsid="000e7a73" style:font-weight-asian="bold" style:font-weight-complex="bold"/>
    </style:style>
    <style:style style:name="P3" style:family="paragraph" style:parent-style-name="Standard">
      <style:paragraph-properties fo:line-height="100%"/>
      <style:text-properties fo:font-weight="bold" officeooo:paragraph-rsid="000e7a73" style:font-weight-asian="bold" style:font-weight-complex="bold"/>
    </style:style>
    <style:style style:name="P4" style:family="paragraph" style:parent-style-name="Standard">
      <style:text-properties fo:font-weight="bold" officeooo:paragraph-rsid="00105359" style:font-weight-asian="bold" style:font-weight-complex="bold"/>
    </style:style>
    <style:style style:name="P5" style:family="paragraph" style:parent-style-name="Standard">
      <style:text-properties fo:font-weight="normal" officeooo:paragraph-rsid="000e7a73" style:font-weight-asian="normal" style:font-weight-complex="normal"/>
    </style:style>
    <style:style style:name="P6" style:family="paragraph" style:parent-style-name="Standard">
      <style:text-properties fo:font-weight="normal" officeooo:paragraph-rsid="00105359" style:font-weight-asian="normal" style:font-weight-complex="normal"/>
    </style:style>
    <style:style style:name="T1" style:family="text">
      <style:text-properties officeooo:rsid="000e7a73"/>
    </style:style>
    <style:style style:name="T2" style:family="text">
      <style:text-properties fo:font-weight="bold" officeooo:rsid="000e7a73" style:font-weight-asian="bold" style:font-weight-complex="bold"/>
    </style:style>
    <style:style style:name="T3" style:family="text">
      <style:text-properties officeooo:rsid="00105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3 Title: Multiclass Logistic Regression Using MapReduce </text:span></text:p>
      <text:p text:style-name="P1"><text:span text:style-name="T1"/></text:p>
      <text:p text:style-name="P1"><text:span text:style-name="T1"/></text:p>
      <text:p text:style-name="P3"><text:span text:style-name="T1">Introduction: </text:span></text:p>
      <text:p text:style-name="P5"><text:span text:style-name="T1">Logistic Regression is a very basic classification algorithm that performs linear classification. <text:s/>In this project I would like to use python's mrjob library to implement logistic regression in MapReduce framework. <text:s/>My objective is to learn basic algorithm implementation in MapReduce. </text:span></text:p>
      <text:p text:style-name="P5"><text:span text:style-name="T1"/></text:p>
      <text:p text:style-name="P2"><text:span text:style-name="T1">Steps:</text:span></text:p>
      <text:p text:style-name="P5"><text:span text:style-name="T1"/></text:p>
      <text:p text:style-name="P5"><text:span text:style-name="T1">1. The very first step in implementing logistic regression is that I have to have a choice of dataset. <text:s/>I will use the MNIST dataset just for the sake of simplicity.</text:span></text:p>
      <text:p text:style-name="P5"><text:span text:style-name="T1">2. I will reshape each image to a line.</text:span></text:p>
      <text:p text:style-name="P5"><text:span text:style-name="T1">3. Then I will need to write a for loop from 1:10 so as to find the parameters for each class.</text:span></text:p>
      <text:p text:style-name="P5"><text:span text:style-name="T1">4. Let's assume I'm in loop 1:</text:span></text:p>
      <text:p text:style-name="P5"><text:span text:style-name="T1"><text:tab/>Then I will rename every test label to 0 other than class 1.</text:span></text:p>
      <text:p text:style-name="P5"><text:span text:style-name="T1"><text:tab/>I will form the J(theta) with regularization.</text:span></text:p>
      <text:p text:style-name="P5"><text:span text:style-name="T1"><text:tab/>Each mapper outputs [h(x)-y].</text:span><text:span text:style-name="T2">x </text:span><text:span text:style-name="T1">which is a vector.</text:span></text:p>
      <text:p text:style-name="P5"><text:span text:style-name="T1"><text:tab/>Each Reducer will sum the mapper outputs and forms </text:span><text:span text:style-name="T2">dJ(theta)/d(theta) <text:s/>which is a vector and outputs it. </text:span></text:p>
      <text:p text:style-name="P5"><text:span text:style-name="T2"><text:s/><text:tab/></text:span><text:span text:style-name="T1">After this is received I will form the update and check for the convergence condition and plot or output J. <text:s/></text:span><text:span text:style-name="T3">It should converge. </text:span></text:p>
      <text:p text:style-name="P5"><text:span text:style-name="T3"/></text:p>
      <text:p text:style-name="P6"><text:span text:style-name="T3">I should also point out that there are conjugate gradient, BFGS, LBFGS that I did not investigate. </text:span></text:p>
      <text:p text:style-name="P6"><text:span text:style-name="T3"/></text:p>
      <text:p text:style-name="P4"><text:span text:style-name="T3">I would like to write a very first draft that does this. 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2-03T23:01:46</meta:creation-date>
    <dc:date>2013-12-03T23:57:03</dc:date>
    <dc:creator>Hafez </dc:creator>
    <meta:editing-duration>PT24M46S</meta:editing-duration>
    <meta:editing-cycles>1</meta:editing-cycles>
    <meta:document-statistic meta:table-count="0" meta:image-count="0" meta:object-count="0" meta:page-count="1" meta:paragraph-count="15" meta:word-count="215" meta:character-count="1248" meta:non-whitespace-character-count="1030"/>
    <meta:generator>LibreOffice/4.0.2.2$Linux_X86_64 LibreOffice_project/400m0$Build-2</meta:generator>
  </office:meta>
</office:document-meta>
</file>